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1eab" officeooo:paragraph-rsid="001e1eab"/>
    </style:style>
    <style:style style:name="P2" style:family="paragraph" style:parent-style-name="Standard">
      <style:text-properties officeooo:rsid="001e1eab" officeooo:paragraph-rsid="001f985f"/>
    </style:style>
    <style:style style:name="P3" style:family="paragraph" style:parent-style-name="Standard">
      <style:text-properties officeooo:rsid="001e1eab" officeooo:paragraph-rsid="002174c0"/>
    </style:style>
    <style:style style:name="P4" style:family="paragraph" style:parent-style-name="Standard">
      <style:text-properties officeooo:rsid="001e1eab" officeooo:paragraph-rsid="00226ebb"/>
    </style:style>
    <style:style style:name="P5" style:family="paragraph" style:parent-style-name="Standard">
      <style:text-properties officeooo:rsid="001e1eab" officeooo:paragraph-rsid="00246943"/>
    </style:style>
    <style:style style:name="P6" style:family="paragraph" style:parent-style-name="Standard">
      <style:text-properties officeooo:rsid="001e1eab" officeooo:paragraph-rsid="00272fe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e1eab" officeooo:paragraph-rsid="001e1eab" style:font-size-asian="20pt" style:font-weight-asian="bold" style:font-size-complex="20pt" style:font-weight-complex="bold"/>
    </style:style>
    <style:style style:name="P8" style:family="paragraph" style:parent-style-name="Standard">
      <style:text-properties officeooo:paragraph-rsid="00246943"/>
    </style:style>
    <style:style style:name="P9" style:family="paragraph" style:parent-style-name="Standard">
      <style:text-properties officeooo:paragraph-rsid="0027361c"/>
    </style:style>
    <style:style style:name="P10" style:family="paragraph" style:parent-style-name="Text_20_body">
      <style:text-properties officeooo:rsid="001e1eab" officeooo:paragraph-rsid="001e1eab"/>
    </style:style>
    <style:style style:name="P11" style:family="paragraph" style:parent-style-name="Text_20_body">
      <style:text-properties officeooo:rsid="001e1eab" officeooo:paragraph-rsid="002174c0"/>
    </style:style>
    <style:style style:name="P12" style:family="paragraph" style:parent-style-name="Text_20_body">
      <style:text-properties officeooo:rsid="001e1eab" officeooo:paragraph-rsid="00226ebb"/>
    </style:style>
    <style:style style:name="P13" style:family="paragraph" style:parent-style-name="Text_20_body">
      <style:text-properties officeooo:rsid="001e1eab" officeooo:paragraph-rsid="00246943"/>
    </style:style>
    <style:style style:name="P14" style:family="paragraph" style:parent-style-name="Heading_20_2">
      <style:text-properties officeooo:rsid="001e1eab" officeooo:paragraph-rsid="001e1eab"/>
    </style:style>
    <style:style style:name="P15" style:family="paragraph" style:parent-style-name="Heading_20_2">
      <style:text-properties officeooo:rsid="001e1eab" officeooo:paragraph-rsid="00272fed"/>
    </style:style>
    <style:style style:name="P16" style:family="paragraph" style:parent-style-name="Text_20_body">
      <style:text-properties officeooo:rsid="001e1eab" officeooo:paragraph-rsid="002174c0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f985f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2174c0"/>
    </style:style>
    <style:style style:name="T4" style:family="text">
      <style:text-properties style:font-name="Liberation Serif" officeooo:rsid="00246943"/>
    </style:style>
    <style:style style:name="T5" style:family="text">
      <style:text-properties fo:color="#c9211e" style:font-name="Liberation Serif" fo:font-weight="bold" officeooo:rsid="002174c0" style:font-weight-asian="bold" style:font-weight-complex="bold"/>
    </style:style>
    <style:style style:name="T6" style:family="text">
      <style:text-properties fo:color="#00a933" fo:font-weight="bold" style:font-weight-asian="bold" style:font-weight-complex="bold"/>
    </style:style>
    <style:style style:name="T7" style:family="text">
      <style:text-properties fo:color="#00a933" fo:font-weight="bold" officeooo:rsid="001f985f" style:font-weight-asian="bold" style:font-weight-complex="bold"/>
    </style:style>
    <style:style style:name="T8" style:family="text">
      <style:text-properties fo:color="#00a933" fo:font-weight="bold" officeooo:rsid="002174c0" style:font-weight-asian="bold" style:font-weight-complex="bold"/>
    </style:style>
    <style:style style:name="T9" style:family="text">
      <style:text-properties fo:color="#00a933" fo:font-weight="bold" officeooo:rsid="00246943" style:font-weight-asian="bold" style:font-weight-complex="bold"/>
    </style:style>
    <style:style style:name="T10" style:family="text">
      <style:text-properties fo:color="#00a933" fo:font-weight="bold" officeooo:rsid="0028cfd2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officeooo:rsid="00246943"/>
    </style:style>
    <style:style style:name="T13" style:family="text">
      <style:text-properties fo:color="#000000" officeooo:rsid="0027361c"/>
    </style:style>
    <style:style style:name="T14" style:family="text">
      <style:text-properties fo:color="#000000" style:font-name="Liberation Serif" officeooo:rsid="0027361c"/>
    </style:style>
    <style:style style:name="T15" style:family="text">
      <style:text-properties officeooo:rsid="0028cf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Manjaro</text:p>
      <text:p text:style-name="P7">Instalando o Helper da AUR – ya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4" text:outline-level="2"><text:soft-page-break/>O que é o Arch User Repository (AUR)?</text:h>
      <text:p text:style-name="Text_20_body"/>
      <text:p text:style-name="Text_20_body">O Arch User Repository (AUR) é um repositório controlado por comunidade para usuários do Arch. Ele contém descrições de pacotes (PKGBUILDs) que permitem compilar um pacote a partir do código-fonte com o makepkg e depois instalá-lo via pacman.</text:p>
      <text:p text:style-name="P10">O AUR foi criado para organizar e compartilhar novos pacotes da comunidade que não vem com o repositório da distribuição.</text:p>
      <text:h text:style-name="Heading_20_2" text:outline-level="2"><text:bookmark text:name="ezoic-pub-ad-placeholder-620"/>O que é o AUR Helper?</text:h>
      <text:p text:style-name="Text_20_body"/>
      <text:p text:style-name="Text_20_body">Um AUR Helper permite que os usuários instalem os pacotes do AUR facilmente, sem compilar os pacotes da fonte. Ele automatiza o uso do Repositório do Usuário do Arch.</text:p>
      <text:p text:style-name="P10">A maioria dos AUR Helper pode procurar por pacotes no AUR e recuperar seus PKGBUILDs – outros também auxiliam no processo de compilação e instalação.</text:p>
      <text:p text:style-name="Text_20_body"><text:bookmark text:name="ezoic-pub-ad-placeholder-608"/>Os AUR Helper não são suportados pelo Arch Linux. Você deve se familiarizar com o processo de criação manual para estar preparado para solucionar problemas.</text:p>
      <text:p text:style-name="P6">O yaourt <text:span text:style-name="T1">era o AUR Helper padrão mas </text:span>foi descontinuado e muitos usuários novos entram no manjaro não sabendo disso. <text:span text:style-name="T1">Um bom substituto</text:span> para <text:span text:style-name="T1">cumprir as mesmas tarefas e</text:span> <text:s/>ter acesso aos pacotes <text:span text:style-name="T1">AUR é </text:span>o yay. </text:p>
      <text:h text:style-name="P15" text:outline-level="2">O que é o YAY?</text:h>
      <text:p text:style-name="Text_20_body">YAY stand for Yet another Yogurt, é um AUR Helper escrito na <text:a xlink:type="simple" xlink:href="https://www.edivaldobrito.com.br/tag/linguagem/" text:style-name="Internet_20_link" text:visited-style-name="Visited_20_Internet_20_Link">linguagem</text:a> <text:a xlink:type="simple" xlink:href="https://www.edivaldobrito.com.br/tag/go/" text:style-name="Internet_20_link" text:visited-style-name="Visited_20_Internet_20_Link">Go</text:a>. Yay é baseado no design do yaourt, apacman e pacaur. Ele projetou e desenvolveu de tal forma a fornecer uma interface para o pacman. Ele usa dependências mínimas e solicita uma entrada mínima do usuário ao executar a instalação do pacote. Oferece busca interativa semelhante a Yaourt.</text:p>
      <text:p text:style-name="Text_20_body">Além disso, você pode escolher qual aplicativo instalar ou atualizar. <text:span text:style-name="T1">Para instalá-lo da maneira mais simples faça assim:</text:span></text:p>
      <text:p text:style-name="P1"/>
      <text:p text:style-name="P1"><text:span text:style-name="Source_20_Text"><text:span text:style-name="T6">sudo pacman -S yay</text:span></text:span></text:p>
      <text:p text:style-name="P1"><text:span text:style-name="Source_20_Text"/></text:p>
      <text:p text:style-name="Text_20_body"><text:span text:style-name="Source_20_Text"><text:span text:style-name="T2">O yay executa os comandos de forma similar ao yaourt. Abaixo seguem os principais comandos.</text:span></text:span></text:p>
      <text:p text:style-name="Text_20_body"><text:span text:style-name="Source_20_Text"><text:span text:style-name="T2">Instalar e atualizar um pacote:</text:span></text:span></text:p>
      <text:p text:style-name="P2"><text:span text:style-name="Source_20_Text"/></text:p>
      <text:p text:style-name="P2"><text:span text:style-name="Source_20_Text"><text:span text:style-name="T7">yay -S nome_do_pacote</text:span></text:span></text:p>
      <text:p text:style-name="P2"><text:span text:style-name="Source_20_Text"/></text:p>
      <text:p text:style-name="Text_20_body"><text:span text:style-name="Source_20_Text"><text:span text:style-name="T2">Para procurar um pacote no AUR e no repositório oficial, execute o seguinte comando:</text:span></text:span></text:p>
      <text:p text:style-name="P17"><text:span text:style-name="Source_20_Text">yay -Ss </text:span><text:span text:style-name="Source_20_Text"><text:span text:style-name="T15">nome_do_pacote</text:span></text:span></text:p>
      <text:p text:style-name="Text_20_body"><text:soft-page-break/><text:span text:style-name="Source_20_Text"><text:span text:style-name="T2"/></text:span></text:p>
      <text:p text:style-name="Text_20_body"><text:span text:style-name="Source_20_Text"><text:span text:style-name="T2">Instalar um pacote local ou a partir da web:</text:span></text:span></text:p>
      <text:p text:style-name="P2"><text:span text:style-name="Source_20_Text"/></text:p>
      <text:p text:style-name="P2"><text:span text:style-name="Source_20_Text"><text:span text:style-name="T6">y</text:span></text:span><text:span text:style-name="Source_20_Text"><text:span text:style-name="T8">ay</text:span></text:span><text:span text:style-name="Source_20_Text"><text:span text:style-name="T6"> -U / caminho_do_pacote</text:span></text:span></text:p>
      <text:p text:style-name="P2"><text:span text:style-name="Source_20_Text"/></text:p>
      <text:p text:style-name="P11"><text:span text:style-name="Source_20_Text"><text:span text:style-name="T3">Encontrar um pacote</text:span></text:span><text:span text:style-name="Source_20_Text"><text:span text:style-name="T2">:</text:span></text:span></text:p>
      <text:p text:style-name="P3"><text:span text:style-name="Source_20_Text"><text:span text:style-name="T7">yay nome_do_pacote</text:span></text:span></text:p>
      <text:p text:style-name="P3"><text:span text:style-name="Source_20_Text"/></text:p>
      <text:p text:style-name="P11"><text:span text:style-name="Source_20_Text"><text:span text:style-name="T2">In</text:span></text:span><text:span text:style-name="Source_20_Text"><text:span text:style-name="T3">formações sobre um pacote instalado</text:span></text:span><text:span text:style-name="Source_20_Text"><text:span text:style-name="T2">:</text:span></text:span></text:p>
      <text:p text:style-name="P3"><text:span text:style-name="Source_20_Text"><text:span text:style-name="T7">yay -Qi nome_do_pacote</text:span></text:span></text:p>
      <text:p text:style-name="P3"><text:span text:style-name="Source_20_Text"/></text:p>
      <text:p text:style-name="P11"><text:span text:style-name="Source_20_Text"><text:span text:style-name="T3">Obter informações sobre um pacote nos repositórios:</text:span></text:span></text:p>
      <text:p text:style-name="P3"><text:span text:style-name="Source_20_Text"><text:span text:style-name="T7">yay -</text:span></text:span><text:span text:style-name="Source_20_Text"><text:span text:style-name="T10">Si </text:span></text:span><text:span text:style-name="Source_20_Text"><text:span text:style-name="T7">nome_do_pacote</text:span></text:span></text:p>
      <text:p text:style-name="P3"><text:span text:style-name="Source_20_Text"/></text:p>
      <text:p text:style-name="P11"><text:span text:style-name="Source_20_Text"><text:span text:style-name="T3">Podemos pesquisar o pacote já instalado usando a seguinte opção:</text:span></text:span></text:p>
      <text:p text:style-name="P17"><text:span text:style-name="Source_20_Text">yay -Q</text:span><text:span text:style-name="Source_20_Text"><text:span text:style-name="T15">s nome_do_pacote</text:span></text:span></text:p>
      <text:p text:style-name="P11"><text:span text:style-name="Source_20_Text"><text:span text:style-name="T3">Remover um pacote:</text:span></text:span></text:p>
      <text:p text:style-name="P3"><text:span text:style-name="Source_20_Text"><text:span text:style-name="T7">yay -R nome_do_pacote</text:span></text:span></text:p>
      <text:p text:style-name="P3"><text:span text:style-name="Source_20_Text"/></text:p>
      <text:p text:style-name="P11"><text:span text:style-name="Source_20_Text"><text:span text:style-name="T3">Remover um pacote e suas dependências que não são necessárias a outro pacote instalado:</text:span></text:span></text:p>
      <text:p text:style-name="Standard"><text:span text:style-name="Source_20_Text"><text:span text:style-name="T6">yay -Rs nome_do_pacote</text:span></text:span></text:p>
      <text:p text:style-name="P4"><text:span text:style-name="Source_20_Text"/></text:p>
      <text:p text:style-name="P11"><text:span text:style-name="Source_20_Text"><text:span text:style-name="Strong_20_Emphasis"><text:span text:style-name="T5">ATENÇÃO</text:span></text:span></text:span><text:span text:style-name="Source_20_Text"><text:span text:style-name="Strong_20_Emphasis"><text:span text:style-name="T3">:</text:span></text:span></text:span><text:span text:style-name="Source_20_Text"><text:span text:style-name="T3"> Esta operação é recursiva, e deve ser usado com muito cuidado, pois poderia eliminar um pacote principal e corromper o sistema</text:span></text:span></text:p>
      <text:p text:style-name="P11"><text:span text:style-name="Source_20_Text"><text:span text:style-name="T3"/></text:span></text:p>
      <text:p text:style-name="P11"><text:span text:style-name="Source_20_Text"><text:span text:style-name="T3">Remover um pacote e suas dependências e todos os pacotes que dependem dele:</text:span></text:span></text:p>
      <text:p text:style-name="P11"><text:span text:style-name="Source_20_Text"><text:span text:style-name="T3"/></text:span></text:p>
      <text:p text:style-name="P4"><text:span text:style-name="Source_20_Text"><text:span text:style-name="T7">yay -Rsc nome_do_pacote</text:span></text:span></text:p>
      <text:p text:style-name="P4"><text:span text:style-name="Source_20_Text"/></text:p>
      <text:p text:style-name="P12"><text:span text:style-name="Source_20_Text"><text:span text:style-name="T3">Remover um pacote </text:span></text:span><text:span text:style-name="Source_20_Text"><text:span text:style-name="T4">que é exigido por outro, sem retirar suas dependẽncias</text:span></text:span><text:span text:style-name="Source_20_Text"><text:span text:style-name="T3">:</text:span></text:span></text:p>
      <text:p text:style-name="P5"><text:span text:style-name="Source_20_Text"><text:span text:style-name="T7">yay -R</text:span></text:span><text:span text:style-name="Source_20_Text"><text:span text:style-name="T9">dd n</text:span></text:span><text:span text:style-name="Source_20_Text"><text:span text:style-name="T7">ome_do_pacote</text:span></text:span></text:p>
      <text:p text:style-name="P5"><text:span text:style-name="Source_20_Text"><text:span text:style-name="T7"/></text:span></text:p>
      <text:p text:style-name="P13"><text:span text:style-name="Source_20_Text"><text:span text:style-name="T4">Atualizar os pacotes do banco de dados</text:span></text:span><text:span text:style-name="Source_20_Text"><text:span text:style-name="T3">:</text:span></text:span></text:p>
      <text:p text:style-name="P5"><text:span text:style-name="Source_20_Text"><text:span text:style-name="T7">yay -</text:span></text:span><text:span text:style-name="Source_20_Text"><text:span text:style-name="T9">Syy</text:span></text:span></text:p>
      <text:p text:style-name="P5"><text:span text:style-name="Source_20_Text"><text:span text:style-name="T7"/></text:span></text:p>
      <text:p text:style-name="P13"><text:span text:style-name="Source_20_Text"><text:span text:style-name="T4">Limpar o cache de pacotes</text:span></text:span><text:span text:style-name="Source_20_Text"><text:span text:style-name="T3">:</text:span></text:span></text:p>
      <text:p text:style-name="P5"><text:span text:style-name="Source_20_Text"><text:span text:style-name="T7">yay -</text:span></text:span><text:span text:style-name="Source_20_Text"><text:span text:style-name="T9">Scc</text:span></text:span></text:p>
      <text:p text:style-name="P5"><text:span text:style-name="Source_20_Text"><text:span text:style-name="T7"/></text:span></text:p>
      <text:p text:style-name="P13"><text:soft-page-break/><text:span text:style-name="Source_20_Text"><text:span text:style-name="T4">Atualizar o sistema:</text:span></text:span></text:p>
      <text:p text:style-name="P5"><text:span text:style-name="Source_20_Text"><text:span text:style-name="T7">yay -</text:span></text:span><text:span text:style-name="Source_20_Text"><text:span text:style-name="T9">Syu</text:span></text:span></text:p>
      <text:p text:style-name="P13"><text:span text:style-name="Source_20_Text"><text:span text:style-name="T4"/></text:span></text:p>
      <text:p text:style-name="P13"><text:span text:style-name="Source_20_Text"><text:span text:style-name="T4">Atualização do sistema incluindo pacotes do AUR instalados:</text:span></text:span></text:p>
      <text:p text:style-name="P5"><text:span text:style-name="Source_20_Text"><text:span text:style-name="T7">yay -</text:span></text:span><text:span text:style-name="Source_20_Text"><text:span text:style-name="T9">Syua</text:span></text:span></text:p>
      <text:p text:style-name="P8"><text:span text:style-name="Source_20_Text"><text:span text:style-name="T11"/></text:span></text:p>
      <text:p text:style-name="P8"><text:span text:style-name="Source_20_Text"><text:span text:style-name="T12"/></text:span></text:p>
      <text:h text:style-name="Heading_20_3" text:outline-level="3"><text:span text:style-name="Source_20_Text">Referencias</text:span></text:h>
      <text:p text:style-name="P8"><text:span text:style-name="Source_20_Text"><text:span text:style-name="T12"/></text:span></text:p>
      <text:p text:style-name="Text_20_body"><text:span text:style-name="Source_20_Text"><text:span text:style-name="T14">Retirado de</text:span></text:span><text:span text:style-name="Source_20_Text"><text:span text:style-name="T13">: </text:span></text:span><text:a xlink:type="simple" xlink:href="https://www.edivaldobrito.com.br/aur-helper-yay-no-arch-linux/" text:style-name="Internet_20_link" text:visited-style-name="Visited_20_Internet_20_Link"><text:span text:style-name="Source_20_Text">https://www.edivaldobrito.com.br/aur-helper-yay-no-arch-linux/</text:span></text:a></text:p>
      <text:p text:style-name="P9"><text:span text:style-name="Source_20_Text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9:42:49.145842866</meta:creation-date>
    <dc:date>2019-10-12T20:32:41.118629903</dc:date>
    <meta:editing-duration>PT29M45S</meta:editing-duration>
    <meta:editing-cycles>7</meta:editing-cycles>
    <meta:generator>LibreOffice/6.2.7.1$Linux_X86_64 LibreOffice_project/20$Build-1</meta:generator>
    <meta:document-statistic meta:table-count="0" meta:image-count="0" meta:object-count="0" meta:page-count="4" meta:paragraph-count="48" meta:word-count="482" meta:character-count="2963" meta:non-whitespace-character-count="2525"/>
  </office:meta>
</office:document-meta>
</file>